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6.9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Everybody Report! <text:s/></text:p>
              </text:list-item>
              <text:list-item>
                <text:p>Chapter overview</text:p>
              </text:list-item>
              <text:list-item>
                <text:p>Finalize field trip plans!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___ apart _____ __ ____. <text:s/>Always __ _______ to ____ __ ______ to ________ who ____ you to ____ the _______ for the ____ you have. <text:s/>But do this with gentleness and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Just What does make Jesus Special?</text:p>
          </draw:text-box>
        </draw:frame>
        <draw:frame draw:style-name="gr5" draw:text-style-name="P5" draw:id="id4" draw:layer="layout" svg:width="22.477cm" svg:height="1.276cm" svg:x="1.905cm" svg:y="6.35cm">
          <draw:text-box>
            <text:p><text:span text:style-name="T4">**Notice he does not ask why Christians are special.**</text:span></text:p>
          </draw:text-box>
        </draw:frame>
        <draw:frame draw:style-name="gr5" draw:text-style-name="P5" draw:id="id5" draw:layer="layout" svg:width="18.231cm" svg:height="1.276cm" svg:x="5.633cm" svg:y="8.79cm">
          <draw:text-box>
            <text:p><text:span text:style-name="T4">War, greed, torture, lies, boring, moralistic...</text:span></text:p>
          </draw:text-box>
        </draw:frame>
        <draw:frame draw:style-name="gr5" draw:text-style-name="P5" draw:id="id6" draw:layer="layout" svg:width="12.106cm" svg:height="2.301cm" svg:x="14.564cm" svg:y="16.114cm">
          <draw:text-box>
            <text:p><text:span text:style-name="T4">What does Ghandi think?</text:span></text:p>
            <text:p><text:span text:style-name="T4">“</text:span><text:span text:style-name="T4">&lt;insert ghandi quote here&gt;”</text:span></text:p>
          </draw:text-box>
        </draw:frame>
        <draw:frame draw:style-name="gr5" draw:text-style-name="P5" draw:id="id7" draw:layer="layout" svg:width="8.728cm" svg:height="3.326cm" svg:x="3.81cm" svg:y="13.184cm">
          <draw:text-box>
            <text:p><text:span text:style-name="T4">Now, it's time for</text:span></text:p>
            <text:p><text:span text:style-name="T4">“</text:span><text:span text:style-name="T4">A brief adventure in</text:span></text:p>
            <text:p><text:span text:style-name="T4">missing the point!”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0.9s" smil:fill="hold" smil:decelerate="1" smil:targetElement="id5" smil:attributeName="y" smil:values="y+1;y-.03" smil:keyTimes="0;1"/>
                  <anim:animate smil:begin="0.9s" smil:dur="0.1s" smil:fill="hold" smil:accelerate="1" smil:targetElement="id5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2s" smil:fill="hold" smil:targetElement="id7" smil:attributeName="visibility" smil:to="visible"/>
                  <anim:animate smil:dur="2s" smil:fill="hold" smil:targetElement="id7" smil:attributeName="rotate" smil:values="90;90;90;0" smil:keyTimes="0;0.8;0.8;1"/>
                  <anim:animate smil:dur="2s" smil:fill="hold" smil:targetElement="id7" smil:attributeName="x" smil:values="-1;0.949999988079071;x" smil:keyTimes="0;0.5;1"/>
                  <anim:animate smil:dur="2s" smil:fill="hold" smil:targetElement="id7" smil:attributeName="y" smil:values="y;y" smil:keyTimes="0;1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8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A Brief Adventure in Missing the Point.</text:p>
          </draw:text-box>
        </draw:frame>
        <draw:frame draw:style-name="gr5" draw:text-style-name="P5" draw:id="id9" draw:layer="layout" svg:width="7.203cm" svg:height="1.276cm" svg:x="0.635cm" svg:y="4.439cm">
          <draw:text-box>
            <text:p><text:span text:style-name="T4">Jesus is special.</text:span></text:p>
          </draw:text-box>
        </draw:frame>
        <draw:frame draw:style-name="gr5" draw:text-style-name="P5" draw:id="id10" draw:layer="layout" svg:width="7.745cm" svg:height="1.276cm" svg:x="6.225cm" svg:y="6.985cm">
          <draw:text-box>
            <text:p><text:span text:style-name="T4">People are stinky.</text:span></text:p>
          </draw:text-box>
        </draw:frame>
        <draw:frame draw:style-name="gr5" draw:text-style-name="P5" draw:id="id11" draw:layer="layout" svg:width="6.911cm" svg:height="1.276cm" svg:x="10.234cm" svg:y="9.519cm">
          <draw:text-box>
            <text:p><text:span text:style-name="T4">You are people.</text:span></text:p>
          </draw:text-box>
        </draw:frame>
        <draw:frame draw:style-name="gr5" draw:text-style-name="P5" draw:id="id12" draw:layer="layout" svg:width="10.607cm" svg:height="1.276cm" svg:x="13.97cm" svg:y="12.059cm">
          <draw:text-box>
            <text:p><text:span text:style-name="T4">Therefore you are stinky.</text:span></text:p>
          </draw:text-box>
        </draw:frame>
        <draw:frame draw:style-name="gr6" draw:text-style-name="P6" draw:id="id13" draw:layer="layout" svg:width="14.514cm" svg:height="3.67cm" svg:x="6.35cm" svg:y="14.11cm">
          <draw:text-box>
            <text:p text:style-name="P6"><text:span text:style-name="T5">Jesus is still special!</text:span></text:p>
          </draw:text-box>
        </draw:frame>
        <draw:frame draw:style-name="gr7" draw:layer="layout" svg:width="0.502cm" svg:height="0.962cm" svg:x="3.329cm" svg:y="9.9cm">
          <draw:text-box>
            <text:p/>
          </draw:text-box>
        </draw:frame>
        <anim:par presentation:node-type="timing-root">
          <anim:par smil:begin="id8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9" smil:attributeName="visibility" smil:to="visible"/>
                  <anim:animate smil:begin="0s" smil:dur="1.5s" smil:fill="hold" smil:targetElement="id9" smil:attributeName="x" smil:from="(-width/2)" smil:to="(x)"/>
                  <anim:animate smil:begin="1.5s" smil:dur="0.5s" smil:fill="hold" smil:decelerate="0.5" smil:autoReverse="true" smil:targetElement="id9" smil:attributeName="skewX" smil:from="0" smil:to="-1"/>
                  <anim:animateTransform smil:begin="1.5s" smil:dur="0.5s" smil:fill="hold" smil:decelerate="1" smil:autoReverse="true" smil:targetElement="id9" smil:from="1,1" smil:to="0.8,1" smil:attributeName="transform" svg:type="scale"/>
                  <anim:animate smil:begin="1.5s" smil:dur="0.5s" smil:fill="hold" smil:decelerate="1" smil:autoReverse="true" smil:targetElement="id9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0" smil:attributeName="visibility" smil:to="visible"/>
                  <anim:animate smil:begin="0s" smil:dur="1.5s" smil:fill="hold" smil:targetElement="id10" smil:attributeName="x" smil:from="(-width/2)" smil:to="(x)"/>
                  <anim:animate smil:begin="1.5s" smil:dur="0.5s" smil:fill="hold" smil:decelerate="0.5" smil:autoReverse="true" smil:targetElement="id10" smil:attributeName="skewX" smil:from="0" smil:to="-1"/>
                  <anim:animateTransform smil:begin="1.5s" smil:dur="0.5s" smil:fill="hold" smil:decelerate="1" smil:autoReverse="true" smil:targetElement="id10" smil:from="1,1" smil:to="0.8,1" smil:attributeName="transform" svg:type="scale"/>
                  <anim:animate smil:begin="1.5s" smil:dur="0.5s" smil:fill="hold" smil:decelerate="1" smil:autoReverse="true" smil:targetElement="id10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1" smil:attributeName="visibility" smil:to="visible"/>
                  <anim:animate smil:begin="0s" smil:dur="1.5s" smil:fill="hold" smil:targetElement="id11" smil:attributeName="x" smil:from="(-width/2)" smil:to="(x)"/>
                  <anim:animate smil:begin="1.5s" smil:dur="0.5s" smil:fill="hold" smil:decelerate="0.5" smil:autoReverse="true" smil:targetElement="id11" smil:attributeName="skewX" smil:from="0" smil:to="-1"/>
                  <anim:animateTransform smil:begin="1.5s" smil:dur="0.5s" smil:fill="hold" smil:decelerate="1" smil:autoReverse="true" smil:targetElement="id11" smil:from="1,1" smil:to="0.8,1" smil:attributeName="transform" svg:type="scale"/>
                  <anim:animate smil:begin="1.5s" smil:dur="0.5s" smil:fill="hold" smil:decelerate="1" smil:autoReverse="true" smil:targetElement="id11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2" smil:attributeName="visibility" smil:to="visible"/>
                  <anim:animate smil:begin="0s" smil:dur="1.5s" smil:fill="hold" smil:targetElement="id12" smil:attributeName="x" smil:from="(-width/2)" smil:to="(x)"/>
                  <anim:animate smil:begin="1.5s" smil:dur="0.5s" smil:fill="hold" smil:decelerate="0.5" smil:autoReverse="true" smil:targetElement="id12" smil:attributeName="skewX" smil:from="0" smil:to="-1"/>
                  <anim:animateTransform smil:begin="1.5s" smil:dur="0.5s" smil:fill="hold" smil:decelerate="1" smil:autoReverse="true" smil:targetElement="id12" smil:from="1,1" smil:to="0.8,1" smil:attributeName="transform" svg:type="scale"/>
                  <anim:animate smil:begin="1.5s" smil:dur="0.5s" smil:fill="hold" smil:decelerate="1" smil:autoReverse="true" smil:targetElement="id12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2s" smil:fill="hold" smil:targetElement="id13" smil:attributeName="visibility" smil:to="visible"/>
                  <anim:animate smil:dur="2s" smil:fill="hold" smil:targetElement="id13" smil:attributeName="width" smil:values="0;width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x" smil:values="0;1" smil:keyTimes="0;1" anim:formula="x+(cos(-2*pi*(1-$))*-x-sin(-2*pi*(1-$))*(1-y))*(1-$)"/>
                  <anim:animate smil:dur="2s" smil:fill="hold" smil:targetElement="id13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1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ohn 12:44-50</text:p>
          </draw:text-box>
        </draw:frame>
        <draw:frame presentation:style-name="pr6" draw:layer="layout" svg:width="25.199cm" svg:height="13.61cm" svg:x="1.401cm" svg:y="5.039cm">
          <draw:text-box>
            <text:p/>
          </draw:text-box>
        </draw:frame>
        <draw:frame draw:style-name="gr8" draw:text-style-name="P7" draw:layer="layout" svg:width="23.437cm" svg:height="11.955cm" svg:x="1.963cm" svg:y="5.843cm">
          <draw:text-box>
            <text:p text:style-name="P7"><text:span text:style-name="T6"><text:a xlink:href="sword:///John%2012:44">44</text:a></text:span><text:span text:style-name="T6"> And Jesus cried out and said, “Whoever believes in me, believes not in me but in him who sent me. </text:span><text:span text:style-name="T6"><text:a xlink:href="sword:///John%2012:45">45</text:a></text:span><text:span text:style-name="T6"> And whoever sees me sees him who sent me. </text:span><text:span text:style-name="T6"><text:a xlink:href="sword:///John%2012:46">46</text:a></text:span><text:span text:style-name="T6"> I have come into the world as light, so that whoever believes in me may not remain in darkness. </text:span><text:span text:style-name="T6"><text:a xlink:href="sword:///John%2012:47">47</text:a></text:span><text:span text:style-name="T6"> If anyone hears my words and does not keep them, I do not judge him; for I did not come to judge the world but to save the world. </text:span><text:span text:style-name="T6"><text:a xlink:href="sword:///John%2012:48">48</text:a></text:span><text:span text:style-name="T6"> The one who rejects me and does not receive my words has a judge; the word that I have spoken will judge him on the last day. </text:span><text:span text:style-name="T6"><text:a xlink:href="sword:///John%2012:49">49</text:a></text:span><text:span text:style-name="T6"> For I have not spoken on my own authority, but the Father who sent me has himself given me a commandment—what to say and what to speak. </text:span><text:span text:style-name="T6"><text:a xlink:href="sword:///John%2012:50">50</text:a></text:span><text:span text:style-name="T6"> And I know that his commandment is eternal life. What I say, therefore, I say as the Father has told me.” </text:span></text:p>
            <text:p text:style-name="P7"><text:span text:style-name="T6">--ESV</text:span></text:p>
          </draw:text-box>
        </draw:frame>
        <draw:frame draw:style-name="gr5" draw:text-style-name="P5" draw:id="id15" draw:layer="layout" svg:width="7.813cm" svg:height="1.276cm" svg:x="9.967cm" svg:y="19.044cm">
          <draw:text-box>
            <text:p text:style-name="P5"><text:span text:style-name="T4">adventure is over!</text:span></text:p>
          </draw:text-box>
        </draw:frame>
        <anim:par presentation:node-type="timing-root">
          <anim:par smil:begin="id14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draw:id="id16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e Special Things about Jesus.</text:p>
          </draw:text-box>
        </draw:frame>
        <draw:frame draw:style-name="gr9" draw:text-style-name="P5" draw:id="id17" draw:layer="layout" svg:width="12.065cm" svg:height="2.301cm" svg:x="1.905cm" svg:y="5.715cm">
          <draw:text-box>
            <text:p text:style-name="P5"><text:span text:style-name="T4">1. <text:s/>Influence: <text:s/>What has Jesus influenced?</text:span></text:p>
          </draw:text-box>
        </draw:frame>
        <draw:frame draw:style-name="gr5" draw:text-style-name="P5" draw:id="id18" draw:layer="layout" svg:width="9.583cm" svg:height="2.301cm" svg:x="9.525cm" svg:y="10.795cm">
          <draw:text-box>
            <text:p><text:span text:style-name="T4">2. <text:s/>Teaching: What did</text:span></text:p>
            <text:p><text:span text:style-name="T4">Jesus teach?</text:span></text:p>
          </draw:text-box>
        </draw:frame>
        <draw:frame draw:style-name="gr5" draw:text-style-name="P5" draw:id="id19" draw:layer="layout" svg:width="9.9cm" svg:height="2.301cm" svg:x="16.51cm" svg:y="16.749cm">
          <draw:text-box>
            <text:p><text:span text:style-name="T4">3. <text:s/>Character: <text:s/>How did</text:span></text:p>
            <text:p><text:span text:style-name="T4">Jesus live?</text:span></text:p>
          </draw:text-box>
        </draw:frame>
        <anim:par presentation:node-type="timing-root">
          <anim:par smil:begin="id16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draw:id="id2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>Gerri bring a report that summarizes a specific example of Jesus' influence, His teaching, and His character.</text:p>
              </text:list-item>
            </text:list>
          </draw:text-box>
        </draw:frame>
        <anim:par presentation:node-type="timing-root">
          <anim:par smil:begin="id20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13M18S</meta:editing-duration>
    <meta:editing-cycles>22</meta:editing-cycles>
    <dc:date>2009-07-18T20:45:05</dc:date>
    <meta:generator>OpenOffice.org/3.0$Unix OpenOffice.org_project/300m15$Build-9379</meta:gener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